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</style:style>
    <style:style style:name="P2" style:parent-style-name="Standard" style:family="paragraph">
      <style:paragraph-properties fo:text-align="justify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49" style:parent-style-name="Standard" style:family="paragraph">
      <style:paragraph-properties fo:text-align="justify"/>
    </style:style>
  </office:automatic-styles>
  <office:body>
    <office:text text:use-soft-page-breaks="true">
      <text:p text:style-name="P1"/>
      <text:p text:style-name="P2"/>
      <text:p text:style-name="P3">Ejercicio2</text:p>
      <text:p text:style-name="P4"/>
      <text:p text:style-name="P5">docker tag<text:s/>&lt;imagen&gt;<text:s/>registry.pedroclemente.cloud/wordpress-48586432j:1.0</text:p>
      <text:p text:style-name="P6"/>
      <text:p text:style-name="P7">crea contenedor con etiqueta <text:s/>con nombre <text:s/>registry.pedroclemente.cloud/wordpress-48586432j:1.0</text:p>
      <text:p text:style-name="P8"/>
      <text:p text:style-name="P9"/>
      <text:p text:style-name="P10">docker push<text:s/>registry.pedroclemente.cloud/wordpress-48586432j:1.0</text:p>
      <text:p text:style-name="P11"/>
      <text:p text:style-name="P12">----------------------------------------------------------------------------------------------------------</text:p>
      <text:p text:style-name="P13"/>
      <text:p text:style-name="P14">ir a docker file <text:s/>de wordpress</text:p>
      <text:p text:style-name="P15">image: wordpress:latest <text:s text:c="2"/>--&gt; image:registry.pedroclemente.cloud/wordpress-48586432j:1.0</text:p>
      <text:p text:style-name="P16"/>
      <text:p text:style-name="P17">------------------------------------------------------------------------------------------------------------</text:p>
      <text:p text:style-name="P18">Luego con mysl</text:p>
      <text:p text:style-name="P19">docker tag<text:s/><text:s/>&lt;imagen&gt;<text:s/>registry.pedroclemente.cloud/mysql-48586432j:1.0</text:p>
      <text:p text:style-name="P20"/>
      <text:p text:style-name="P21">docker push registry.pedroclemente.cloud/mysql-48586432j:1.0</text:p>
      <text:p text:style-name="P22">-------------------------------------------------------------------------------------------------------------</text:p>
      <text:p text:style-name="P23"/>
      <text:p text:style-name="P24">ir a docker file <text:s/>del mysql</text:p>
      <text:p text:style-name="P25">image: mysql:5.7 <text:s text:c="2"/>--&gt; image:registry.pedroclemente.cloud/mysql-48586432j:1.0</text:p>
      <text:p text:style-name="P26"/>
      <text:p text:style-name="P27">-------------------------------------------------------------------------------------------------------------</text:p>
      <text:p text:style-name="P28"/>
      <text:p text:style-name="P29"/>
      <text:p text:style-name="P30">Ejercicio3</text:p>
      <text:p text:style-name="P31">Instalamos docker en las 3 maquinas; En la maquina master ejecutamos el siguiente comando:</text:p>
      <text:p text:style-name="P32"/>
      <text:p text:style-name="P33">docker swarm init --advertise-addr <text:s/>&lt;direccionip&gt;</text:p>
      <text:p text:style-name="P34"/>
      <text:p text:style-name="P35">Donde dirección ip es la primera direccion de la maquina en el cluster.</text:p>
      <text:p text:style-name="P36">Este comando nos devuelve un token <text:s/>que nos servirá para agregar las otras maquinas.</text:p>
      <text:p text:style-name="P37"/>
      <text:p text:style-name="P38">Para agregar las otras maquinas , añadiremos ell siguiente comando en cada una de las otras maquinas</text:p>
      <text:p text:style-name="P39"/>
      <text:p text:style-name="P40">docker swarm join --token &lt;token&gt; &lt;dirección IP&gt;:2377</text:p>
      <text:p text:style-name="P41"/>
      <text:p text:style-name="P42">Podemos verificar que las maquinas se hayan unido al cluster con el comando:</text:p>
      <text:p text:style-name="P43"/>
      <text:p text:style-name="P44">docker node ls</text:p>
      <text:p text:style-name="P45"/>
      <text:p text:style-name="P46">Para ejecutar el cluster swarm en cualquiera de las maquinas lo haremos con el comando:</text:p>
      <text:p text:style-name="P47"/>
      <text:p text:style-name="P48">docker node ls</text:p>
      <text:p text:style-name="P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Toni</dc:creator>
    <meta:creation-date>2023-03-27T18:19:00Z</meta:creation-date>
    <dc:date>2023-05-26T19:07:00Z</dc:date>
    <meta:template xlink:href="Normal" xlink:type="simple"/>
    <meta:editing-cycles>4</meta:editing-cycles>
    <meta:editing-duration>PT600S</meta:editing-duration>
    <meta:document-statistic meta:page-count="1" meta:paragraph-count="3" meta:word-count="266" meta:character-count="1731" meta:row-count="12" meta:non-whitespace-character-count="1468"/>
  </office:meta>
</office:document-meta>
</file>